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a1fe" officeooo:paragraph-rsid="001fa1fe"/>
    </style:style>
    <style:style style:name="P2" style:family="paragraph" style:parent-style-name="Standard">
      <style:text-properties fo:font-weight="bold" officeooo:rsid="001fa1fe" officeooo:paragraph-rsid="001fa1fe" style:font-weight-asian="bold" style:font-weight-complex="bold"/>
    </style:style>
    <style:style style:name="P3" style:family="paragraph" style:parent-style-name="Standard">
      <style:text-properties fo:font-weight="bold" officeooo:rsid="00201596" officeooo:paragraph-rsid="00201596" style:font-weight-asian="bold" style:font-weight-complex="bold"/>
    </style:style>
    <style:style style:name="P4" style:family="paragraph" style:parent-style-name="Standard">
      <style:text-properties fo:font-weight="bold" officeooo:rsid="0021856d" officeooo:paragraph-rsid="0021856d" style:font-weight-asian="bold" style:font-weight-complex="bold"/>
    </style:style>
    <style:style style:name="P5" style:family="paragraph" style:parent-style-name="Standard">
      <style:text-properties fo:font-weight="bold" officeooo:rsid="002277be" officeooo:paragraph-rsid="002277be" style:font-weight-asian="bold" style:font-weight-complex="bold"/>
    </style:style>
    <style:style style:name="P6" style:family="paragraph" style:parent-style-name="Standard">
      <style:text-properties fo:font-weight="bold" officeooo:rsid="00249956" officeooo:paragraph-rsid="00249956" style:font-weight-asian="bold" style:font-weight-complex="bold"/>
    </style:style>
    <style:style style:name="P7" style:family="paragraph" style:parent-style-name="Standard">
      <style:text-properties fo:font-weight="bold" officeooo:rsid="002528b9" officeooo:paragraph-rsid="002528b9" style:font-weight-asian="bold" style:font-weight-complex="bold"/>
    </style:style>
    <style:style style:name="P8" style:family="paragraph" style:parent-style-name="Standard">
      <style:text-properties officeooo:rsid="00201596" officeooo:paragraph-rsid="00201596"/>
    </style:style>
    <style:style style:name="P9" style:family="paragraph" style:parent-style-name="Standard">
      <style:text-properties fo:font-weight="normal" officeooo:rsid="0021856d" officeooo:paragraph-rsid="0021856d" style:font-weight-asian="normal" style:font-weight-complex="normal"/>
    </style:style>
    <style:style style:name="P10" style:family="paragraph" style:parent-style-name="Standard">
      <style:text-properties fo:font-weight="normal" officeooo:rsid="002277be" officeooo:paragraph-rsid="002277be" style:font-weight-asian="normal" style:font-weight-complex="normal"/>
    </style:style>
    <style:style style:name="P11" style:family="paragraph" style:parent-style-name="Standard">
      <style:text-properties fo:font-weight="normal" officeooo:rsid="00249956" officeooo:paragraph-rsid="00249956" style:font-weight-asian="normal" style:font-weight-complex="normal"/>
    </style:style>
    <style:style style:name="P12" style:family="paragraph" style:parent-style-name="Standard">
      <style:text-properties fo:font-weight="normal" officeooo:rsid="002528b9" officeooo:paragraph-rsid="002528b9"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GREE AND CLOSENESS CENTRALITY</text:p>
      <text:p text:style-name="P1">Hello. Today, we're going to talk about how to find important nodes in a network. Recall these friendship network among 34 people in a karate club. Based on the structure of this network, which would you say are the five most important nodes in this network? Of course, there are many ways of thinking about this question and we're going to start thinking about different ways in which you could imagine answering this particular question. So, one way to answer the question would be to say, well, nodes who have a very high degree, nodes who have lots of friends are important nodes. And if we use that definition then we'll find that the five most important nodes are nodes 34, 1, 33, 3 and 2. These nodes right here. There are other ways in which you can imagine answering this question. Another way would be to say that nodes who are important are nodes who are very close to other nodes and network, nodes who have high proximity to other nodes and network. And if we use that definition, then the five most important nodes in the network would be notes 1, 3, 34, 32 and 9. So, instead of having node 33 we'll have node 9 and then instead of having node 2 we'll have node 32 and all the other ones stay the same. Yet, another way of thinking about importance would be to say that nodes who are important are nodes who tend to connect other nodes into network. And so, we could imagine measuring importance by the fraction of shortest paths that pass through a particular node. And if we do that, if we define in that way, we find that the five most important nodes in the network are nodes 1,34, 33, 3 and 32. So, instead of having node number 9, we'll have node number 33 in the top five and every all the other nodes will stay the same. So, at this point, these three definitions of importance are very informal and the goal of this video and the following videos is going to be to get a more precise definitions of how to measure importance in a network. This general topic is called Network Centrality and these centrality measures are the ones that allows us to find the most important nodes in a particular network. And the cases in which we want to use these techniques is when for example, sometimes we're interested in finding who the influential nodes in a social network are, which are the nodes that are very good at disseminating information to many other nodes, or on the other hand, which are the nodes that are good at preventing sort of bad behaviors or epidemics from spreading on a social network? These can be used in other networks as well, so we can use a centrality measures to find hubs in a transportation network or important pages on the web or more generally these measure allows us to find nodes that prevent the network from breaking up. Nodes that if we were to remove them, they would cause the network from they would cause the network to fracture and break up into different components. Here's a list of centrality measures that are commonly used. We're going to be talking about some of these in this course and in this video, we're going to be focusing on degree centrality and closeness centrality. So, degree centrality makes the assumption that important nodes have many connections. This is the most basic way in which you could define importance or centrality. Simply, that nodes who have lots of neighbors, lots of friends are very important, and it makes sense right? Of course, depending on the type of network you have you would have to use different types of degree. So, if you have an undirected network you can simply use that degree, but if you have a directed network then you have to choose between using in-degree, or out-degree, or a combination of both. So, let's get into exactly how we would define this. So, we'll say that the degree centrality of a node V is going to be the ratio between its degree and the number of nodes in the graph minus one. So, in this case a node would have a centrality of one if it's connected to every single node in the network and a centrality of zero if it's connected to no node in the network. And so, this measure goes between zero and one, with one being the case where you're most connected. Let's see how we can use network X to find the degree centrality of nodes in this network. So, first let me load up the karate club graph and then let me convert the labels of the nodes so that they match what we see here in this figure. And now, we can use the function degree centrality to measure the centrality of all the nodes in the network. And so here, these returns a dictionary of centralities of every node and we can for example, look at the degree centrality of node number 34 which is 0.515 and that's because node 34 has 17 connections and there are 34 nodes in the network, so that is 17 or 33. The Degree Centrality of note 33 is 0.364 and that is 12 over 33. Now, like I said in directed networks, we have the choice of using the in-degree centrality or the out-degree centrality of a node and everything <text:soft-page-break/>else is defined in the same way. So, the in-degree centrality of a node V is going to be its in-degree divided by the number of nodes in the graph minus one. And we can use the function in-degree centrality network X to find the in-degree centrality of all the nodes in a directed network. And so in this case, A will have in-degree of 0.143 which is two or 14. There are 15 nodes in this network and L will have a in-degree centrality of 0.214 which is three over 14 and that's because node L has an in-degree of three. And the very same way we can define not using the out-degree instead of the in-degree centrality using the function out-degree centrality and the out-degree centrality of A is 0.214, because it has an out-degree of three and the out-degree centrality of node L is 0.071, because L has an out-degree of one. Another way of measuring centrality is what we call closeness centrality. And the assumption here is that nodes that are important are going to be a short distance away from all other nodes in the network. Recall that we measure distance between two nodes by looking at the shortest path, the length of the shortest path between them. And so, the way we're going to define the closeness centrality of node V is going to be by taking the ratio of the number of nodes in the network minus one divided by the sum over all the other nodes in the network, and the distance between node V and those nodes. So, that's the sum and the denominator in the definition of centrality. Now, so let's say that we want to use network X to find the closeness centrality of this node 32. We can use the function closeness centrality which returns the dictionary of the centrality of the closeness centrality of all the nodes. And here, we find node 32 has a closeness centrality of 0.541. So, using the definition of closeness centrality let's see how this 0.541 comes about. So, first of all let me look at the sum of the length of the shortest path from node number 32 to all the other nodes in the network. I'm using here the shortest path length function, which you've seen before, which gives you the length of all the shortest path from the node number 32 to all the other nodes and that sum here is 61. And so, then if we take the number of nodes in the graph minus one divided by 61 that's how we get this 0.541. Of course, we're making the implicit assumption that all the nodes can actually reach all the other nodes, but of course, this is not always the case. In particular, when we have directed graphs, this is often not the case and even for undirected graphs you can have multiple connected components and you can have it so that some nodes cannot reach other nodes. And so, what happens, how do we measure closeness centrality when a node cannot actually reach all the other nodes? Let's take this example, right. So, node L here can only reach node M. So, how do we measure its closeness centrality? We have a couple of options here. And the first option we can simply only consider the nodes that L can actually reach in order to measure its closeness centrality. So, the way this would work is that we define this set RL to be the set of nodes that L can actually reach and we define the closeness centrality of L to be the ratio of the number of nodes that L can reach divided by the sum of the distances from L to all the nodes that L can actually reach. And so, for node L here, this would be simply one, because L can only reach node M so RL here is just the set M is just the node M and L can reach M in just one step. So, the closeness centrality of L here, would be one over one, which is one and this is the highest possible centrality a node can have in a network, which seems a little bit problematic because as node L can only reach one node and we're saying that it has the highest possible centrality than any node can have, this seems an intuitive, right? So, here's where option 2 comes in. In option 2, we again only consider the nodes that L can reach, but then, we normalize by the fraction of nodes that L can reach. So, the way this looks here is that when we compute the closeness centrality of L, we have the same ratio of RL over the sum. But now, we're going to multiply that ratio, the fraction of nodes that L can reach, RL, divided by the number of nodes in the graph minus one. So basically, we're normalizing by the fraction of nodes that L can reach. And so, if L cannot reach many nodes we're going to be multiplying these other fraction by a very small number. And so, in this case if we do that we find that L has a closeness centrality of 0. 071 which is more reasonable than defined to be one. One thing to note here is that in this new definition when we're normalizing, we're not changing the definition of closeness centrality when the graph is connected, where in every node can reach every other node. That's because</text:p>
      <text:p text:style-name="P1"><text:s/>when that's the case RL for node L would equal M minus one and this formula that you see here would be the exact same formula that we had before. So, we're not changing the definition. This <text:soft-page-break/>definition can still apply even if the graph is completely connected. Okay. So, how can we use network X to find the closeness centrality? Well, we can use the function closeness centrality. And here, you get the option of normalizing or not normalizing. And so for example, if we choose not to normalize then the closeness centrality of node L would be one, as we saw before, and if we choose to normalize then it's closeness centrality would be 0.071. So, in summary, today we talked about centrality measures and how they aim to find the most important nodes in the network. We said that there are many many different ways of defining centrality and today we talked about two specific ones. A very basic definition of degree centrality which makes the assumption that important nodes are those who have many many connections, and we use this formula to measure the centrality of a node and it's simply the ratio between the degree of the node and the number of nodes in the graph minus one. And depending on whether we have a direct or undirected graph, we can use the degree of the node or the in-degree or the out-degree, and these are the different functions that you can use in network X to apply them. The second centrality measure that we looked at was closeness centrality and the assumption that it makes is that important nodes are close to other nodes. And here is the general formula that we use to compute it. And here, we can choose to normalize or not normalize as we discussed and the function that we use in network X to compute it is the function closeness centrality. This is it for this video and I hope to see you next time. Thanks.</text:p>
      <text:p text:style-name="P1"/>
      <text:p text:style-name="P3">BETWEENNESS CENTRALITY</text:p>
      <text:p text:style-name="P8">Today we're going to talk about another way of measuring centrality in a network. This one is called betweenness centrality. And it makes the assumption that important nodes are those who connect other nodes.</text:p>
      <text:p text:style-name="P8">Play video starting at ::19 and follow transcript0:19</text:p>
      <text:p text:style-name="P8">Recall that the distance between two nodes is the length of the shortest path between them. So for example, in this network, nodes 34 and 2 have a distance 2 because there are multiple ways of getting from node 34 to 2 in two steps. For example, we can take the path 34, 31, and 2. We can take the path 34, 14, 2. Or we can take the path 34, 20, and 2. Notice that nodes 31, 14, and 20 are in the shortest paths between node 34 and 2. And so, this is the kind of question we're looking at with betweeness centrality. What are the nodes that show up in the shortest paths between two different nodes?</text:p>
      <text:p text:style-name="P8">Play video starting at :1:5 and follow transcript1:05</text:p>
      <text:p text:style-name="P8">The way we are going to measure centrality, the betweenness centrality of a node v is by taking nodes s, t and finding all the shortest paths between nodes s and t. That, we're going to call sigma s, t. Sigma s, t is going to be the number of shortest paths between nodes s, t. And then, we're going to look at how many of those shortest paths actually contain node v in the middle? That's this value here. So, sigma s, t is the number of shortest paths between nodes s and t. And sigma s, t(v) is going to be the number of shortest paths between s and t that contain node v. And the betweenness centrality of node v is going to be the sum of these ratios overall possible s and t's. Actually, we're going to find that there are different ways in which we can pick the specific s and t's that we use to compute the centrality node v. But we'll talk about that next. Basic idea here is that a node v has high betweenness centrality if it shows up in many of the shortest paths of nodes s and t. One of the questions, one of the options that we have when we do this is whether or not we actually include node v as a possible node s or t.</text:p>
      <text:p text:style-name="P8">Play video starting at :2:23 and follow transcript2:23</text:p>
      <text:p text:style-name="P8">Let's say for example that we exclude node v from being a possible node s or t. So then we'll have the following. If we measure the betweenness centrality of node B in this simple network, we'll find that is the sum of three different things. First, we're going to have the number of shortest paths between nodes A and D. And there is only one shortest path between node A and D, which is the path A, B, and D. And so because B is involved in this path, then that is going to have value 1 over 1.</text:p>
      <text:p text:style-name="P8">Play video starting at :2:57 and follow transcript2:57</text:p>
      <text:p text:style-name="P8"><text:soft-page-break/>Next, we look at the two nodes A, C. And we find that the shortest path between notes A and C is the path A, B, C. And of course, that involves node B, so that contributes the value of 1 over 1. Finally, if we look at the pair of nodes C and D, we find that its shortest path is just simply going from node C to D directly, since they're connected. And that does not involve node B, so that contributes 0. And so betweenness centrality of node B when we exclude B from playing the role of s and t, we find that it has betweenness centrality of 2. Now if we actually include node v as one of the endpoints here, then we find that there are many more options to look at, right. So first, we have to look at the pair of nodes A and B, which of course involves node B, so that contributes 1. We look at A, C, which has the shortest path A, B, C. And that involves B, therefore that contributes 1. A, D also passes through node B, so that contributes 1. B, C, well, this one involves the node B itself, so of course node B is involved in the shortest path from node B to C, and so that contributes 1. B, D same story, it's one of the endpoints, so it contributes 1. And then finally, C, D. C, D, again, they're connected to each other. So to get from one to the other, they don't have to pass through node B and so that contributes 0. And so when we include node B in the computation, we find that it has a higher betweenness centrality, in this case 5. We'll find that when we use network x to compute this, we'll have the option of either including or excluding the node as one of the endpoints in the pair of nodes. Now, here we have another concern, which is that sometimes some pairs of nodes are actually not connected to each other, they cannot reach each other. So what happens to the computation when we have this case? Again, this tends to happen more often in graphs that are directed. And so let's look at this example. Note here that node D has no nodes that are actually pointing to it. So actually, no node can actually reach node D. And so how do we compute this given that no node can actually reach D? If we were simply to apply the definition as we stated it and we actually include pairs for example A, D, then sigma A, D would be 0 because they're no shortest paths between A and D. And we have that sigma A, D in the definition a=is in the denominator. And so this would make this undefined. And so, we have to fix that in some way.</text:p>
      <text:p text:style-name="P8">Play video starting at :5:48 and follow transcript5:48</text:p>
      <text:p text:style-name="P8">And what we do is that we simply only consider the nodes that actually have at least one shortest path between them when we're considering nodes s and t. So, in this case, what is there betweenness centrality of node B? Let's say we're not including node B in the computation as one of the endpoints. Well, then we have to see which ones are the nodes that actually have at least one shortest path between them. And we'll use those in the computation. So A, C has a shortest path, thus A,B, C. And B involved in that, so that it contributes 1. C, A, C can reach A in just one step by connecting directly to it. That does not involve node B, so that contributes 0 to the computation. D, C, again, they're connected without including B, so that's contributes 0 to the computation. And then D to A, that has the shortest path D, C, A, which does not involve node B. And therefore, it contributes 0 to the computation. Notice that you can also go from D to A passing through B. You can go D, B, C, A. But that is a longer path, so it's not the shortest path. And so B is not involved in the shortest path between D and A. And so in this case, node B has a centrality of 1.</text:p>
      <text:p text:style-name="P8">Play video starting at :7:17 and follow transcript7:17</text:p>
      <text:p text:style-name="P8">Let's look at the same question for node C. And so again, we have to look at all the pairs of nodes that actually have a shortest path between them. And we're not including C as one of the endpoints. And so the first one is A, B, which there is a direct connection between them, and does not involve C, so that contributes 0. B to A, the shortest path from B to A is B, C, A. And that involves node C so it contributes 1 to the centrality of C. There's D, B, they're directly connected, so that contributes 0. And then there is D, A. And again the path from D to A, the shortest path passes through node C, so that contributes 1 to the computation. And overall we've find that node C has a betweenness centrality of 2.</text:p>
      <text:p text:style-name="P8">Play video starting at :8:9 and follow transcript8:09</text:p>
      <text:p text:style-name="P8">So, so far we haven't talked about normalizing the betweenness centrality in any way. And the problem with this is that nodes that are in graphs that have a larger number of nodes will tend to have higher centrality than nodes of graphs that are smaller in terms of the number of nodes. That's simply because in large graphs, there are more nodes, s and t, to choose from to compute the <text:soft-page-break/>centrality of the nodes. And so for example, if we look at these friendship network in the 34 person karate club, the nodes there are going to have lower centrality than the nodes in this larger network of 2200 people. And so, sometimes if we want to compare betweenness centrality across networks, it's useful to normalize.</text:p>
      <text:p text:style-name="P8">Play video starting at :8:53 and follow transcript8:53</text:p>
      <text:p text:style-name="P8">And the way we normalize is simply by dividing the betweenness centrality of our node v by the number of possible pairs of nodes in the network, not including node v. So for undirected graphs, you would divide them betweenness centrality of v by (N-1)(N-2) over 2. That's the number of pairs that you could have in an undirected graph excluding the node that you're currently looking at.</text:p>
      <text:p text:style-name="P8">Play video starting at :9:16 and follow transcript9:16</text:p>
      <text:p text:style-name="P8">And in directed graphs, you have twice the number of pairs because for any pair s, t, you could have a path from s to t, but also a potentially different path from t to s. So you would divide the betweenness centrality of node v by (N-1)(N-2). And in network x, you can use the function betweenness centrality to find the centrality of every node in the network. And you have the various options that we've discussed here. So for example, you can choose to normalize or not. And you can also choose the question of the endpoints, whether you use the node that you're computing the centrality of as one of the endpoints in the computation of its centrality. So you can choose to do this in any way you want here. So for example, if we look at the karate club and look at betweenness centrality, compute the betweenness centrality of all the nodes and then find the five largest, the five nodes with the largest betweenness centrality, we find that these are the nodes 1, 34, 33, 3, and 32. Now one of the issues with betweenness centrality is that it can be very computationally expensive. Depending on the specific algorithm you're using, this computation can take up to order number of nodes cubed time. And just for us to get some idea about this, look at the network of friendship, marital tie, and family tie among these 2,200 people. This is a relatively small network, yet when you look at the number pairs of nodes that it can have, you have a new order of 4.8 million pairs of nodes. And so even small networks have lots and lots and lots of pairs of nodes. And so computing the betweenness centrality of these networks becomes pretty expensive. So one of the things that you can do is rather than the computing betweenness centrality based on all the nodes s and t, all the possible nodes s, t in the network, you can approximate it by just looking at a sample of nodes, instead of looking at all the nodes. And in network x, you can do this by using the parameter k that says how many nodes you should use to compute the betweenness centrality. And so here, I'm computing the betweenness centrality of the nodes in the karate club network using only 10 nodes rather than 34 nodes. And so this gives you an approximation for what the betweenness centrality of the nodes actually is. And if I look at the five nodes with the largest approximated betweenness centrality, we find that these are nodes 1, 34, 32, 3, and 2. So we get almost exactly the same list as we did when we didn't approximate, when we find the actual betweenness centrality, except that we now get 2 as one of the top five and we lose 33 as one of the top five. So it gives us something that is close to the actual. But of course, there can be some differences since now you're only using 10 rather than 34 nodes to compute the centrality</text:p>
      <text:p text:style-name="P8">Play video starting at :12:28 and follow transcript12:28</text:p>
      <text:p text:style-name="P8">The other thing that sometimes is useful is that sometimes you rather compute the betweenness centrality based on two subgroups in the network, not necessarily looking at all potential pairs of nodes. But you maybe really care about two groups communicating with each other. So you want to find what are the most important nodes in this network that tend to show up in the shortest paths between a group of source nodes and a group of target nodes? And so to do this in network x, you can use the function betweenness centrality subset, in which you pass the graph and then you pass the set of source nodes and the set of target nodes. And you can choose to normalize or not. In this case, I'm normalizing. And I'm just sort of here selecting two groups of nodes, pretty arbitrarily, just to kind of give you an example here. So we're going to see, based on these source nodes and target nodes, what are the most important nodes? And again, here what the meaning of these source nodes and target nodes is that when we select the nodes s, t to compute the centrality of all the nodes, we're always going to choose s from the set of source nodes, and t from the set of target nodes, <text:soft-page-break/>rather than selecting all possible pairs. And so when we find the top nodes here with the highest betweenness centrality in this setup, with these source nodes and these target nodes, we find that nodes 1, 34, 3, 33, and 9 are the most important nodes. Now notice that these tend to be the nodes that also have highest centrality when you don't restrict to source and subset of source and target nodes. But there are some changes. So for example, we had not seen that node number 9 was important before. Now we see that it's important in connecting this particular sets of nodes.</text:p>
      <text:p text:style-name="P8">Play video starting at :14:15 and follow transcript14:15</text:p>
      <text:p text:style-name="P8">The other thing you can do is you can define the betweenness centrality of an edge, rather than the betweenness centrality of a node, in much the same way that you defined betweenness centrality for a node. So if you're defining the betweenness centrality of an edge, you're going to again look at pairs of nodes as t. And you're going to take the ratio of the number of shortest paths in going from s to t that involve the edge e divided by all shortest paths between nodes s and t. So it is the exact same definition. But now rather than asking is this particular node showing up in the shortest path between s and t, we are asking is this particular edge showing up in the shortest path? And in network x, you can use the function edge betweenness centrality to find the betweenness centrality of all the edges in the network.</text:p>
      <text:p text:style-name="P8">Play video starting at :15:13 and follow transcript15:13</text:p>
      <text:p text:style-name="P8">And so here, if we find the top five edges with the highest betweenness centrality, we find that these are it. So they all tend to be edges that are connected to node number 1, which if you remember, node number 1 here is the instructor of the karate club.</text:p>
      <text:p text:style-name="P8">Play video starting at :15:30 and follow transcript15:30</text:p>
      <text:p text:style-name="P8">In the same way that you could define a specific set of source nodes and a specific set of target nodes, you can do the same thing when you compute the edge betweenness centrality rather than node betweenness centrality. And for this, you can use the function edge betweenness centrality subset. And you pass again the graph and the source nodes and the target nodes. And if we find here the top five edges with the highest betweenness centrality for this particular choice of source and target nodes, we find that these are the the most important ones. And notice that most of them tend to be edges that go from inside the target or inside the source set to the outside. And that make sense because these are the ones that actually end up showing up in the shortest paths between the source and the targets.</text:p>
      <text:p text:style-name="P8">Play video starting at :16:22 and follow transcript16:22</text:p>
      <text:p text:style-name="P8">And they also tend to be connected to very important nodes in the network, namely node number 1, which is the instructor of the karate club and node number 34, which is the instructor of the new karate club after these club splits in two.</text:p>
      <text:p text:style-name="P8">Play video starting at :16:37 and follow transcript16:37</text:p>
      <text:p text:style-name="P8">So in summary, we say that betweenness centrality makes the assumption that important nodes tend to connect the other nodes. And this is the formula that we use to compute it. In general, it's the sum of the fraction of the number of shortest paths that involve a particular node v divided by all the possible shortest paths between the nodes s and t. We talked about normalizing this, especially if we're comparing betweenness centrality among different networks of different sizes. So we divide by the number of pair of nodes. We also talked about approximating this because sometimes we're unable compute it exactly because it can be computationally expensive. So we can approximate it by selecting a subset of nodes rather than all the nodes. And we showed you how to do this in network x. We also talked about choosing specific sets of target nodes and specific sets of source nodes rather than using all possible pairs. That's if you have a particular sets of nodes that you care about and that you want to know, who are the important nodes that are connecting nodes in this two specific sets. And then we talked about how we can generalize this a bit more and talked about the betweenness centrality of not only the nodes but also the edges. Much in the same way that we define it for nodes, we can also define for edge. This is all for this video. Thank you for watching and I see you next time.</text:p>
      <text:p text:style-name="P8"/>
      <text:p text:style-name="P4">BASIC PAGE RANK</text:p>
      <text:p text:style-name="P9"><text:soft-page-break/>Hello. We've been thinking about how to measure the importance or the centrality of a node in a network. And today we're going to talk about another way of doing this. It's called PageRank and it was developed by the Google founders when they were thinking about how to measure the importance of webpages using the hyperlink network structure of the web. And the basic idea, is that PageRank will assign a score of importance to every single node. And the assumption that it makes, is that important nodes are those that have many in-links from important pages or important other nodes.</text:p>
      <text:p text:style-name="P9">Play video starting at ::40 and follow transcript0:40</text:p>
      <text:p text:style-name="P9">Now, Page Rank can be used on any type of network, for example, the web or social networks, but it really works better for networks that have directed edges. So, for example, a social network where the edges indicate who emailed whom. And so, if we think about the definition, what I said, that important pages are those that have many in-links from more important pages, then there's a little bit of a circular definition, right? Because if you imagine trying to measure the PageRank of a particular node, let's say the first node that you're looking at, then you would want to look at the PageRank of the nodes that point to it. And you don't have those yet. So the ways it's defined sounds a little bit circular. And in this video, we're going to walk through the process of how you can actually compute it.</text:p>
      <text:p text:style-name="P9">Play video starting at :1:22 and follow transcript1:22</text:p>
      <text:p text:style-name="P9">So the setup is that we're going to have a network with n nodes, and then we're going to compute PageRank on a step by step fashion. And so, what's going to happen, is that the sum of the PageRank or all the nodes is always going to be constant, it's always going to be 1. And so at first, we're going to start with every node having a PageRank value of 1/n. And then what we're going to do is we're going to have every node give all of its PageRank to all the nodes that it points to, and then were going to do this over and over again.</text:p>
      <text:p text:style-name="P9">Play video starting at :1:51 and follow transcript1:51</text:p>
      <text:p text:style-name="P9">So, what we're going to do is we're going to perform these Basic PageRank Update Rule k times. And the Basic PageRank Update Rule does what I just said. So every node will give an equal share of its current PageRank to all the other nodes that it links to. And then, the new value of PageRank for every node is going to be simply the sum of all the PageRank that are received from all the nodes that point to it.</text:p>
      <text:p text:style-name="P9">Play video starting at :2:13 and follow transcript2:13</text:p>
      <text:p text:style-name="P9">So let's look at an example. Let's take, for example, this network here that you see. And now take some time to think about which one should be the most important node. And then we're going to compute PageRank, and then you can see if your guess matches with what PageRank would say.</text:p>
      <text:p text:style-name="P9">Play video starting at :2:28 and follow transcript2:28</text:p>
      <text:p text:style-name="P9">So, we're going to calculate PageRank for every node after just 2 steps. I'm going to show you the calculations for just 2 steps and then I'm going to show you what happens if you were to perform even more steps on this network.</text:p>
      <text:p text:style-name="P9">Play video starting at :2:40 and follow transcript2:40</text:p>
      <text:p text:style-name="P9">So first, like I said, we're going to assign every node a PageRank of 1/n. So in this case, every node will have a PageRank value of 1/5. And now we're going to start applying the Update Rule that I described. So we're going to have to keep track of the old values of PageRank, and what the new value of PageRank of each node is.</text:p>
      <text:p text:style-name="P9">Play video starting at :2:59 and follow transcript2:59</text:p>
      <text:p text:style-name="P9">Let's start with node A. Nodes D and E point to node A, so A is going to get PageRank from D and E.</text:p>
      <text:p text:style-name="P9">Play video starting at :3:6 and follow transcript3:06</text:p>
      <text:p text:style-name="P9">Now let's think about how much PageRank A is going to receive from each one of those two nodes.</text:p>
      <text:p text:style-name="P9">Play video starting at :3:11 and follow transcript3:11</text:p>
      <text:p text:style-name="P9">So if we look at D, D has three edges, that points to three different nodes, C, A, and E. So A is going to receive 1/3 of the current page rank that D has. D currently has 1/ 5 PageRank, and so A is going to get 1/3 of that 1/5 PageRank that D has. Now A is also going to get PageRank from node E, and <text:soft-page-break/>because E only points to A, then it's going to give all of its PageRank to node A. And so A is going to get 1/5 PageRank from node E. And so, in total, A is going to get 4/15 PageRank from those two nodes. And so the new value PageRank of node A is 4/15. Now, let's think of node B.</text:p>
      <text:p text:style-name="P9">Play video starting at :3:53 and follow transcript3:53</text:p>
      <text:p text:style-name="P9">B gets PageRank from node A.</text:p>
      <text:p text:style-name="P9">Play video starting at :3:56 and follow transcript3:56</text:p>
      <text:p text:style-name="P9">And A currently has 1/5 PageRank. Now, it's important here to note that we've updated the PageRank of node A to be 4/15, but when we do this computation, we're always using the old values, not the updated values, so B is going to get a PageRank of 1/5 from node A. And then B is also getting PageRank from C, and so because C is only pointing to node B then it's also going to give all of its PageRank to B which is 1/5 and so in total, B is getting 2/5 PageRank from both nodes.</text:p>
      <text:p text:style-name="P9">Play video starting at :4:28 and follow transcript4:28</text:p>
      <text:p text:style-name="P9">Now let's look at node C. C is getting PageRank from D which, again, is pointing to three nodes, and is giving 1/3 of its PageRank from node C. So C is getting 1/3 times 1/5 from D. And it's also getting PageRank from node B. And because Bs pointing to two nodes, B is going to give 1/2 of its PageRank to node C for a PageRank of 1/2 times 1/5. And so, in total, C is getting 5/30 or 1/6 PageRank.</text:p>
      <text:p text:style-name="P9">Play video starting at :4:57 and follow transcript4:57</text:p>
      <text:p text:style-name="P9">Now, node D is getting PageRank from B, which again is given half of its PageRank to D and half to C so D is getting 1/2 times 1/5. And that's the only node D is getting PageRank from. So it's getting a total of 1/10 PageRank. And then E is getting PageRank from D only. Which is 1/3 times 1/5, and so in total is getting 1/15. So we've now computed the new PageRank values of all the nodes, as so that's our first step, K equals 1. And so now those new values are going to become our old values, and we're going to do this process again, now using the values we got after the first step. We're going to do the exact same thing again to get the second step of PageRank, k equals 2. So let's start with node A. A is getting PageRank from D, 1/3 of its PageRank. And D has 1/10 Page Rank, so it's given a 1/3 times 1/10. And A is also getting PageRank from E, E is giving all its PageRank to A, so it's getting 1/15 PageRank. And so A, in total, is getting 1/10 and that's its new PageRank value. Now if we look at node B, B is getting PageRank from node C. C points to only B, so you want to give all of its PageRank to B. And it has 1/6, so B is getting 1/6. B is also getting PageRank from A, and A is going to give all of its PageRank to B as well, so it's going to give all of its current 4/15 PageRank to B. And, in total, B is going to be getting 13/30.</text:p>
      <text:p text:style-name="P9">Play video starting at :6:34 and follow transcript6:34</text:p>
      <text:p text:style-name="P9">Now let's go look at node C. C is getting PageRank from D, which again is giving 1/3 of its PageRank to each of the three nodes it points to. So C is getting 1/3 times times 1/10. And C is also getting PageRank from node B. Which is given half of its PageRank to C, so 1/2 times its current PageRank which is 2/5 for a total of 7/30. Node D is getting PageRank from B, 1/2 times 2/5. Finally E is going to be getting PageRank from D only, which is 1/3 times 1/10 for a total of 1/30. And so that's our new values of PageRank for all those nodes after two steps. Now if we look at those values, we find that node B has the highest PageRank so far after two steps of 0.43, followed by node C, then node D, node A, and E. And so, up to this point, this is suggesting that B is the most important node in this network.</text:p>
      <text:p text:style-name="P9">Play video starting at :7:41 and follow transcript7:41</text:p>
      <text:p text:style-name="P9">But what happens if we continue for another step? Well here's the values that you would get if you go to k equals 3. So you notice that the values change a little bit, but so far you still have the same order. And B is still the most important node, followed by C, followed by D, followed by A, and followed by E. As you may wonder what happens if I just sort of continue doing this for k equals 4, 5, 6 and so on? How do I know when to stop, and how do I know when the actual values that I should consider are, right? So what if we continue this process? Well, for this particular network, if you continue doing this over and over and do it for many, many, many steps, it turns out that eventually these values will start to change very little, so they're converging to a unique value. And <text:soft-page-break/>that unique value, in this case, is the values that I'm showing. So B has a PageRank of 0.38, C has a page rank of 0.25, and D 0.19, and A .12 and E .06. And actually, it turns out that for most networks, these PageRank values will actually converge and that's the value that we think of as the PageRank of the nodes. So, the PageRank of the node is the value that you get after you do this process many, many, many times.</text:p>
      <text:p text:style-name="P9">Play video starting at :8:53 and follow transcript8:53</text:p>
      <text:p text:style-name="P9">So in summary, the steps of Basic PageRank are the following. First, you start with all the nodes with a PageRank value of 1/n. And then you perform these Basic PageRank Update Rule k times. And this Update Rule said says that every node is going to give an equal share of its current PageRank to all the other nodes that it links to. And so the new PageRank value of every node is going to be simply the sum of all the PageRank that it gets from all the nodes that point to it.</text:p>
      <text:p text:style-name="P9">Play video starting at :9:20 and follow transcript9:20</text:p>
      <text:p text:style-name="P9">And for most networks, these PageRank values will actually converge as k gets larger, as k goes to infinity. We're going to find that these values converge to a unique value. And so that's how you compute a basic PageRank. And that's all for this video, and I will see you next time.</text:p>
      <text:p text:style-name="P9"/>
      <text:p text:style-name="P5">SCALED PAGE RANK</text:p>
      <text:p text:style-name="P10">Hello, last time, we talked about PageRank and how to compute it on a network. And today, we're going to talk about how to interpret it and identify a potential problem that it has and also a solution.</text:p>
      <text:p text:style-name="P10">Play video starting at ::21 and follow transcript0:21</text:p>
      <text:p text:style-name="P10">So first of all, the PageRank value of a node after k steps can be interpreted as the probability that a random walker lands on that node after taking k random steps. And so having said that, let me tell you what a random walk is. Let's think about a random walk of k steps. The way it works is that you would start on a random node, and then you're going to choose outgoing edges at random, and follow those edges to the next node. And then you're going to repeat this k times. So, for example, let's take a random walk of five steps in this graph. So first, you would choose some random node, let's say you chose node D. And now, you're going to choose one random edge going from D to another node. So there are three options here. Let's say you chose the one going to node A. So then, for your first step, you're going to walk from D to A. And then you are going to repeat this four more times. So you're going to choose a random edge going out from A, in this case, there are no options. The only one you can choose is the one going to B, so you follow it and you go to node B. And then you choose again a random edge, and there are two options, either go to C or go to D. Let's say you go to C, that's your Step 3. Then out of C, there's only one edge, you have to go back to B so you go back to B, that's Step 4. And then we're back at B, you choose again randomly between going to C and D. You may go to C again or maybe you go to D. In this case, you went to D, and that's your fifth step. So that's a random walk. You simply randomly choose edges and walk along in the network.</text:p>
      <text:p text:style-name="P10">Play video starting at :1:51 and follow transcript1:51</text:p>
      <text:p text:style-name="P10">And so in thinking about this interpretation of PageRank that says that the value of PageRank of each node is the probability that you would land on that node after k steps. Well, we computed the PageRank values for this network. And I told you that if you repeat this for a lot of steps, say k equals infinity. These are the values that you can eventually approach, these are the values that you converges to. So here, B had the highest value of PageRank of .38. And you can interpret this value of .38 as the probability that are random walk after taking many, many, many steps would land on node B.</text:p>
      <text:p text:style-name="P10">Play video starting at :2:27 and follow transcript2:27</text:p>
      <text:p text:style-name="P10">Here's why this interpretation is useful. Well, we have this network that we've been looking at. Let me make a small change to this network. I'm going to add these two nodes, F and G, where B points to both of those nodes, and then they point to each other.</text:p>
      <text:p text:style-name="P10">Play video starting at :2:41 and follow transcript2:41</text:p>
      <text:p text:style-name="P10">I want you to look at this network and try and figure out what the PageRank of each node is after taking a lot of PageRank steps. So, 4k very large.</text:p>
      <text:p text:style-name="P10"><text:soft-page-break/>Play video starting at :2:50 and follow transcript2:50</text:p>
      <text:p text:style-name="P10">I claimed that you should be able to figure this out without doing any type of computation, just by thinking about the interpretation of PageRank as a random walk. So take some time to do that.</text:p>
      <text:p text:style-name="P10">Play video starting at :3:3 and follow transcript3:03</text:p>
      <text:p text:style-name="P10">So you should have figured out that for large enough k, F and G are going to have a PageRank value of about one half. And all the other nodes are going to have a PageRank value of 0. So, why is that? Well, imagine a random walk on this network. Whenever the random walk lands on F or G, which will happen eventually if you walk long enough on this network, then they're going to stock on F and G because there are no edges to go to, right? So if you're in G, the only place you have to go is F. And if you are in F, the only place you have to go to is G. So, there's no way to get back from G and F to any of the other notes. And so all the other nodes, a probability that you land on one of them after taking a very, very long random walk is going to be 0. And the probability of landing on either F or G after a very long random walk is going to be about half for each. And so this seems like a problem, right? Because while it may be true that F and G are very important for this reason, it's not reasonable to think that all the other nodes have no importance, have zero importance. And so we need to figure out a way of how to fix this problem. And the way we fix this problem is by introducing a new parameter to the PageRank computation called this damping parameter alpha. And so what we're going to do is we're going to change the way we do our random walk. What we're going to do is we're going to take a random walk with the damping parameter alpha. And the way it works is that we again start at a random node. And then with probability alpha, we're going to follow the outgoing edges at random, just like we did before, but this is only going to happen with probability alpha.</text:p>
      <text:p text:style-name="P10">Play video starting at :4:39 and follow transcript4:39</text:p>
      <text:p text:style-name="P10">With probability 1- alpha, we're actually going to choose a node completely at random and jump to it. So again, at every step, what we used to do before was to always follow the edges. What we're going to do now is that at every step, we're either going to follow the edges with probability alpha. Or we are going to forget about the edges, and choose a random node, and go to it with probability one minus alpha, and we're going to repeat this k times. And so what happens now, if you think about the random walk on this particular network, is that we're no longer stuck on nodes F and G, right? because even if we were to be on node F and G, because we have some probability 1- alpha of choosing a random node, then we're going to get unstuck whenever we actually choose a random node. And so the Scaled PageRank of k steps with damping parameter alpha of a node n is going to be the probability that this new random walk with damping parameter alpha lands on a node and after k steps. I'm not going to show you how to actually compute this Scaled PageRank. I'm assuming you're going to use NetworkX to do this, but this is the way you interpret it with respect to a random walk. And so just like with the other PageRank with the basic PageRank, for most networks as k gets larger, the Scaled PageRank converges to a unique value. But now, that unique value will be dependent on the particular value of alpha that you choose.</text:p>
      <text:p text:style-name="P10">Play video starting at :5:59 and follow transcript5:59</text:p>
      <text:p text:style-name="P10">And so in practice, what we do is we choose our parameter alpha between 0.8 and 0.9. So most of the time, we're going to be following the edges. But sometimes, maybe 10 or 20% of the time, we're going to be jumping randomly, that way we're not stuck anywhere in the network.</text:p>
      <text:p text:style-name="P10">Play video starting at :6:17 and follow transcript6:17</text:p>
      <text:p text:style-name="P10">And so if we look at the Scaled PageRank value for each one of these nodes, for k very large and alpha parameter of .08, these are the values that we get. So, what you find is that F and G still have a very high PageRank compared to the other notes. But the other nodes don't have a PageRank value of 0. And if we you at the PageRank of all the other nodes, A through E, you find that it follows the same type of ordering that it did before. So B still has the highest value of Scaled PageRank followed by C, followed by D and A, which roughly get the same value, and then followed by node E. And so F and G still have high PageRank, but not all of the PageRank. And this damping parameter works better for large networks like the web or very large social networks. And this small networks sometimes, it doesn't work very well. In this particular example that I showed <text:soft-page-break/>you, it works well. So it serves the purpose of showing you how it works, but it's much better for very, very large network. And if you're using NetworkX, you can use the function PageRank with input G, which is a graph. And then you have to tell what the alpha parameter is to compute this Scaled PageRank of the network G with a damping parameter alpha.</text:p>
      <text:p text:style-name="P10">Play video starting at :7:30 and follow transcript7:30</text:p>
      <text:p text:style-name="P10">So in summary, what we find is that the basic PageRank of a node can be interpreted as the probability that a random walk lands on that node after k steps. And this is a useful interpretation, because well, it allows us to see this problem that Basic PageRank has. That sometimes for some networks, a few nodes can sort of suck up all the PageRank from all the other nodes in the network. And so to fix this problem, there is this other version of PageRank which is called Scaled PageRank that introduces this parameter alpha. So this random walker chooses a random node to jump to with probability 1- alpha. So, what that does is that it allows the walker to not be stuck anywhere, but sometimes it's sort of jumping randomly. And typically, we use a perimeter alpha between 0.8 and 0.9. But we do have to keep in mind that the PageRank value that we get will depend on the particular choice of alpha. And to compute this or to use this in NetworkX, you can use the function PageRank with input parameters G, the network, and then the alpha that you want, to compute the Scaled PageRank with the network G with damping parameter alpha. And that's all for today, and I hope to see you next time.</text:p>
      <text:p text:style-name="P10"/>
      <text:p text:style-name="P6">HUBS AND AUTHORITIES</text:p>
      <text:p text:style-name="P11">Hello, today we're going to talk about another way to find central nodes in the network. Just like PageRank, this way was also developed in the context of how a search engine might go about finding important web pages given a query using the hyperlink structure of the web. So the first step will be to find a set of relevant webpages. So for example, web pages that contain the query string in the text of the web page or for some reason the search engine thinks these might be an important page to look at. So these are potential authorities, potential pages that are important given the query that the user submitted. This will be called the root set. And so let's say in this example that nodes A, B, and C are these potential authorities, this is the root set. And the next step will be to find all the web pages that link to any page in the root set, and these pages will be potential hubs. So hubs are pages that are not themselves necessarily relevant to the query that the user submitted, but they link to pages that are relevant. So they're pages that are good at pointing at things that may be relevant.</text:p>
      <text:p text:style-name="P11">Play video starting at :1:16 and follow transcript1:16</text:p>
      <text:p text:style-name="P11">And let's say that in this example the nodes E, F, G, D, and H are these pages that point to at least one of the pages in the root set. This whole set of nodes, whatever it was in the root and anything that points to something in the root, is going to be called the base set. And we're going to consider all the hyperlinks that link any node in the base set to any other node in the base set. So there may be many other edges in this network and we're going to consider them all. And so this is the network that we're going to use in order to find the important web pages.</text:p>
      <text:p text:style-name="P11">Play video starting at :1:49 and follow transcript1:49</text:p>
      <text:p text:style-name="P11">So the difference between this new way hubs and authorities and PageRank is that rather than taking the full network, we're starting with a subset of the network. Again, looking at first just the root set, the web pages that may be relevant, and then any page that links to it. And so these will be just the subset of the full network of the web.</text:p>
      <text:p text:style-name="P11">Play video starting at :2:10 and follow transcript2:10</text:p>
      <text:p text:style-name="P11">Now we're going to run the HITS algorithm on this network. And the HITS algorithm just like PageRank works by computing k iterations and keeping track of the score for every node.</text:p>
      <text:p text:style-name="P11">Play video starting at :2:22 and follow transcript2:22</text:p>
      <text:p text:style-name="P11">Now, the difference is that the HITS algorithm is going to keep track of two kinds of scores for every node, the authority score and the hub score. The first step is to give every node an authority and a hub score of 1, and then we're going to apply two different rules. These rules are going to be similar to the rules that we used when we computed PageRank, but again now we're going to have <text:soft-page-break/>to keep track of two different scores. So the first rule is going to be the Authority Update Rule, which says that each node's authority score is going to be the sum of the hub scores of each node that points to that node.</text:p>
      <text:p text:style-name="P11">Play video starting at :2:55 and follow transcript2:55</text:p>
      <text:p text:style-name="P11">And then the other rule is the Hub Update Rule, which is sort of the symmetric thing. So each node's hub score is going to be the sum of the authority scores of each node that it points to. And then we're going to have to do some normalizations because these scores are going to keep growing and growing, so at every iteration we're going to normalize the hub and the authority score. And so, for example, the way you normalize the authority score is you take each node's authority score, let's say j, and you divide the authority score of j by the sum of all the authorities in the whole network. And then we're going to repeat this process eight times. Now, this might seem a little abstract at this point but let's run through an example to see exactly how it works. So we're going to take the network that we had just discussed, and we're going to compute two iterations of the HITS algorithm of the network. So just like in PageRank, we're going to have to keep track of the old scores to be able to compute the new scores. And because the first step is to give every node a hub and authority score of one, we're going to start there. We're going to give every node an old authority on hub score of 1, and then we're going to compute the new scores. So let's start with the authority scores. We look at node A and we're going to look at what nodes point to node A in order to figure out what the new authority score of A is, and it turns out that C, G, and H point to A. And because C, G, and H all have hub score of 1, then the new authority score of A is going to be 3. Next, node B, nodes D and E point to B, and E and D both have hub score of 1, so B is going to have a new authority score of 2. So you can see at this point that what we're really doing when we get this new authority score is looking at the in-degree of each one of the nodes, and that's what's going to happen. So, for example, node C has an in-degree of 5. And because all the nodes at this point have a hub score of 1, then C is going to have a new authority score of 5. And then D has two nodes pointing to it, so it has a new authority score of 2. And E has in-degree of 1, F has in-degree of 1. G has in-degree of 0, so it's going to have a new authority score of 0. And H has one node pointing to it, so it has a new authority score of 1. Okay, now let's move to the new hub scores. It's going to be very similar, but now instead of looking at the in-degree of every node, we're going to look at the auth degree. And so, for example, A has an auth degree of 1, it points to D. And now we have to look at these old authority score. And again, because this is our first step, every node has an old authority score of 1. And D does as well, and so A is going to have a new hub score of 1. B points to two things, both of them have an authority score of 1, and so B has hub score of 2. C has an auth degree of 1, so it has a new hub score of 1. D has an auth degree of 2. E has an auth degree of 4. F has an auth degree of 2. G has auth degree 2, and H has auth degree 1.</text:p>
      <text:p text:style-name="P11">Play video starting at :5:58 and follow transcript5:58</text:p>
      <text:p text:style-name="P11">Okay, so the hub for the new hub scores, all we had to do was figure out what the auth degree of each node was.</text:p>
      <text:p text:style-name="P11">Play video starting at :6:5 and follow transcript6:05</text:p>
      <text:p text:style-name="P11">Next, we have to normalize. And so, to normalize we have to add up the authority scores and add up the hub scores. In this case, they'll both add up to 15. It's not the case that in every duration they're going to add up to the same thing, but in the first one they do. So they both in this case add up to 15. And so we have to divide all the scores by 15. And so if we do that we normalize its scores. And now the new authority and hub scores are going to become our old scores. And we're ready to go for the next iteration, which is going to be slightly more interesting since now the nodes don't all have the same authority and hub score, so we have to pay attention at the nodes that we're looking at. So let's start with node A. We want to figure out the new authority score of A, and so we have to figure out what nodes point to A. So C, G, and H all point to A. And now we have to look at the hub scores of C, G, and H, which are 1/15, 2/15, and 1/15. And so we add those up and we get 4/15, and that is going to be a new authority score.</text:p>
      <text:p text:style-name="P11">Play video starting at :7:7 and follow transcript7:07</text:p>
      <text:p text:style-name="P11"><text:soft-page-break/>Now let's move to B. B has two nodes pointing to it, E and D. And they have old hub score of 2/15 and 4/15, which adds up to 6/15. And then C has five things pointing to it, nodes E, F, G, B, and D, which have these old hub scores that I'm highlighting here. And they add up to 12/15, so that's C's new authority score. D has two things pointing to it with old hub score of 1/15 and 4/14, which adds up to 1/3, and so on, right? We can continue doing this for all of the other nodes and find all of the new authority scores. Now, let's go and try to find the new hub scores. So, looking at A, again now, we're not looking at the in-degree, we're not looking at who points to it, but who does A point to.</text:p>
      <text:p text:style-name="P11">Play video starting at :7:56 and follow transcript7:56</text:p>
      <text:p text:style-name="P11">And now we have to pay attention to the old authority scores of those nodes. So in this case, A points to D, and D has a old authority score of 2/15, so that's going to be A's new hub score. And then for B it points to E and D, and they have and old authorities score of 1/15 and 1/3, which adds up to 2/5, and so that's going to be B's new hub score. C points to A and A has an old authority score of 1/5, so that's C's new hub score. D points to B and C, and they have an old authority score of 2/15 and 1/3, which adds up to 7/15, and then so on. We can continue doing this for all the other nodes and find the new hub scores. Next we have to normalize. So we have to add up all the authority scores. In this case, they add up to 35/15. So we have to divide every new authority score by 35/15. So if we do that, these are the updated normalized scores. And we do the same thing for the hubs. So we add up the hub scores for all the nodes, which adds up to 3 in this case. And so we have to divide every new hub score by 3, and then these are the updated normalized scores. And so these are our final new authority and hub scores after two iterations of the HITS algorithm.</text:p>
      <text:p text:style-name="P11">Play video starting at :9:18 and follow transcript9:18</text:p>
      <text:p text:style-name="P11">So just like in PageRank, we wonder what happens to the scores if we continue iterating the algorithm over and over and over again. Is it going to convert to a unique value?</text:p>
      <text:p text:style-name="P11">Play video starting at :9:29 and follow transcript9:29</text:p>
      <text:p text:style-name="P11">Well, let's take a look. So here are the scores that we just computed for k equals 2, 2 iterations, these are the authority scores. So what happens as we go to 4 iterations? Well, this is what you would find. And 6 iterations, this is what you would find. And same thing for the hub scores. These are the scores that we found so far with 2 iterations, and we can figure out what they are for 4 iterations and 6 iterations. So what you see here is that for some nodes these scores aren't changing, but for others they are changing. So here I'm highlighting the nodes for which the authority or hub score continued to change after 6 iterations. So for example, node B here starts out with an authority score of .15. Then after 4 iterations, it goes to .18. Then after 6 iterations, it goes to .19. So will this score for B continue to grow or will it saturate at some point, what could happen here? And so if we continue iterating, here I'm showing you what happens to the hub and authority score of node B. So in this plot on the x-axis we have the number of iterations, and then the y-axis we have the authority and hub scores for node B. As it turns out for most networks, as k gets larger, the authority and the hub scores actually do converge to a unique value. And in this case, this is a unique value that you find as k becomes larger and larger. And so for this network the nodes with the highest authority score are B and C, and the nodes with the highest hub score are D and E. And if you remember the original set up of the network, B, C, and A, were these root nodes, right? The ones that were supposed to be very relevant, and it turns out that B and C have the highest authority scores. And then biggest hubs, the nodes that are good at pointing at nodes that are particularly irrelevant or particular authorities, are D and E. And if you notice both A and D point to B and C, as well as other nodes. In particular, D only points to B and C, and E points to them too, and also others.</text:p>
      <text:p text:style-name="P11">Play video starting at :11:30 and follow transcript11:30</text:p>
      <text:p text:style-name="P11">Now, to compute the hub scores and the authority scores of network using NetworkX, you can use the function hits and give it the graph that you're analyzing as input. And hits will output two dictionaries, keyed by node, that contain the hub and authority scores of all the nodes in that network. So in summary, we find that the HITS algorithm starts by constructing a root set of relevant web pages and then expands it to a base set using the network structure.</text:p>
      <text:p text:style-name="P11">Play video starting at :12: and follow transcript12:00</text:p>
      <text:p text:style-name="P11">And then HITS will assign an authority score and a hub score to every node in the network.</text:p>
      <text:p text:style-name="P11"><text:soft-page-break/>Play video starting at :12:6 and follow transcript12:06</text:p>
      <text:p text:style-name="P11">And here, nodes that have incoming edges from good hubs are thought to be good authorities, and then nodes that have outgoing edges to good authorities are thought to be good hubs. Authority scores and hub scores for most networks will converge to a unique value. And you can use NetworkX to find the scores by using the function hits on any network that you want to. And that is all for this video, and I will see you next time.</text:p>
      <text:p text:style-name="P11"/>
      <text:p text:style-name="P7">CENTRALITY EXAMPLES</text:p>
      <text:p text:style-name="P12">Now that we've seen a number of different ways of finding central nodes in a network, today, we're going to look at an example where we compare how the different centrality measures that we've looked at, rank nodes differently. And so, we're going to be looking at this particular network and we're going to run the different algorithms that we looked at on this particular network. And so, let's start with the most basic way of thinking about centrality in a network and that is your in-degree. How many nodes point to you? If we use this measure on this network, what we would be able to say is that nodes one and six have the highest in-degree, so they are the most central. They have in-degree of four and then all the other nodes are, sort of, second, because all the other nodes have in-degree two. So, the in-degree centrality is only able to say that nodes one and six are sort of the most central and everything else is the same. And so, I'm going to be looking at all the other measures, and just like I did for in-degree, I'm going to be putting the nodes ranked by highest to lowest and I'm going to be using red lines to indicate when the ties break. So, in this example, nodes one and six are the most central nodes, and then everything else comes second. And I'll indicate that using this red line here. So now, let's look at closeness centrality. Just remember that closeness centrality says that nodes who are central are a short distance away from all the other nodes in the network. And so, using this measure, we'll find that five is the most central node. And you can see that this is kind of natural. This seems to make sense because five is sort of in the middle of everything. Right? So, in order to get from five to any other node, you're already kind of close to it compared to if you were in node, for example, three or four, and you wanted to reach nodes eight and nine, then you have to kind of go through a large number of steps. And so, it makes sense that five is sort of towards the middle and has the highest closeness centrality. Then, nodes one and six will come next. And again, they are also sort of central, not as central as five, but they're also in the middle of the whole thing. And then, next are nodes two, three, seven, and eight. Closeness centrality is not able to distinguish between, for example, nodes two and three. And that is because, well, both nodes two and three can reach node four in just one step. And to reach all the other nodes, both two and three would first hop to node one and they both can do that in one step and then go to all the other nodes. So, in terms of how many steps it takes to go from node two and three to any other node in the network, there is no difference. However, if you kind of look closely, there is a structural difference between nodes two and three. Right? For example, node two is sort of in the path between nodes, say, one, five, and six, and node four. That is, if you wanted to go from node five to four, then you would have to do that through node two. You wouldn't go through node three. So in this sense, node two seems to be more important than node three but closeness centrality is not able to capture this. And last, for closeness centrality, would come nodes four and nine. And that is because if you notice, node four does not link to node two. So, if node four wants to reach node two, it would have to go through node three. So, it would have to go four, three, and then two. Whereas, node three, it can directly reach node two and that's why four has a lower closeness centrality than node three. Next, we'll look at betweenness and as a reminder, betweenness says that central nodes are those that show up in the shortest paths between different pairs of nodes in the network. And so, the node with the highest betweenness is node five. And again, this makes sense. It's pretty central in that word. You can kind of tell that five does show up in the shortest path between many pairs of nodes. And then, next will come one and six just like with closeness. And again, this makes sense. Then, come two and seven. And so, unlike closeness centrality, betweenness is able to capture the fact that actually two is in a kind of key position compared to three because if nodes one, five, six, seven, eight, and nine want to reach four, then they have to go <text:soft-page-break/>through node two, not through node three. And so, the next nodes are two and seven, then three and eight, and then finally four and nine. So, betweenness comes out very similar to closeness but betweenness is able to capture those structural differences between nodes two and three, whereas, closeness centrality does not. Next, let's look at PageRank. And again, PageRank has these useful interpretation, which says that nodes who are central are the ones that, if you were to take a random walk on this network, then you would pass by them a lot or you would end up landing on them a lot. And so, the nodes with the highest PageRank in this network are nodes one and six and then node five. So, unlike betweenness, which says that five is the most central node, PageRank has one and six and then five. Now, why these may be? Well, if you notice, node five here gives all its PageRank to nodes one and six, whereas, nodes one and six give some of their PageRank to node five, but they also give to other nodes. So, this is part of the reason why node five comes second to one and six. And then, you have the exact same thing. You have two, seven, three, eight and four, nine.. So, in this case, PageRank comes out very similar to betweenness but it flips the nodes one and six and five. Now, lets look at the authority scores from the HITS algorithm that computes authority and hub scores for every node.This, just like PageRank, puts one and six at the top and then, come nodes four and nine, which is kind of surprising at first. Right? Because you would imagine, "Well, what happened to node five and what happened to nodes two and seven, which are clearly central in this network? Why are they not coming before four and nine?" And we'll see that in a minute. But for the authority score, next you have nodes three and eight, two, seven, and then finally, you have node five. So, the node with the lowest authority score here is five even though for many of the other centrality measures, it had a very high centrality. So, why may this be the case? Well, if you remember, the HITS algorithm gives every node an authority score and a hub score. And so, in order to kind of understand what the HITS algorithm is saying, you have to kind of look at those scores together. And so, what happens is that, when you look at the hub scores of this network, two, five, and seven which were the nodes that we're kind of wondering why they wouldn't have high centrality, high authority. Well, its because they have high hub score. So the way that the HITS algorithm analyzes a network is that, it says that the authorities are one and six and two, five, and seven are the nodes with a very high hub score. So, to interpret the scores, you really have to take them together. And then, next will come three and eight, four and nine, and one and six. And so, what we see here is that, all of these measures sort of give different rankings, although there are some commonalities. So, they all have nodes one, five, and six with high scores, generally. But there are some differences as well. So, if we summarize, we find that in this example, no pair of centrality measures produces the exact same ranking but there are some commonalities, so you are able to pick out some of the nodes that are very central. Of course, the centrality measures make different assumptions about what it means to be a central node. And so, that's why they produce different rankings. And to figure out what the best centrality measure is, really depends on the context of the network that you're analyzing. And usually, the best thing to do to identify central nodes is to take up multiples centrality measures and figure out which nodes come out central in many of them rather than relying on a single one to do this. And so, I hope this gives you some context into how these different centrality measures compare and look at the differences between them as well. And that's all for this video and we'll see you nex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11:11:04.275628670</meta:creation-date>
    <dc:date>2021-05-23T14:56:42.924026305</dc:date>
    <meta:editing-duration>PT6H1M</meta:editing-duration>
    <meta:editing-cycles>7</meta:editing-cycles>
    <meta:generator>LibreOffice/6.0.7.3$Linux_X86_64 LibreOffice_project/00m0$Build-3</meta:generator>
    <meta:document-statistic meta:table-count="0" meta:image-count="0" meta:object-count="0" meta:page-count="15" meta:paragraph-count="125" meta:word-count="13246" meta:character-count="69106" meta:non-whitespace-character-count="55984"/>
  </office:meta>
</office:document-meta>
</file>